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ContextProviderImpl.existsSessionContex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ContextProvider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ContextProviderImpl.getContext( Map objectModel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ssionContextProviderImpl.getSessionContext( String nam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SessionContextProviderImpl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ContextProviderImpl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